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0.8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4.5cm" svg:height="5.939cm" svg:x="1.5cm" svg:y="1.3cm">
          <draw:text-box>
            <text:p>pipe = IO.popen("-","w+")</text:p>
            <text:p>if pipe</text:p>
            <text:p><text:s text:c="2"/>pipe.puts "Get a job!"</text:p>
            <text:p><text:s text:c="2"/>STDERR.puts "Child says '#{pipe.gets.chomp}'"</text:p>
            <text:p>else</text:p>
            <text:p><text:s text:c="2"/>STDERR.puts "Dad says '#{gets.chomp}'"</text:p>
            <text:p><text:s text:c="2"/>puts "OK"</text:p>
            <text:p>end</text:p>
          </draw:text-box>
        </draw:frame>
        <draw:custom-shape draw:style-name="gr2" draw:text-style-name="P1" xml:id="id1" draw:id="id1" draw:layer="layout" svg:width="6.4cm" svg:height="0.7cm" svg:x="2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6cm" svg:height="0.7cm" svg:x="10.3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1cm" svg:height="0.7cm" svg:x="2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3cm" svg:height="0.7cm" svg:x="10cm" svg:y="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8.4cm" svg:y1="3.25cm" svg:x2="10cm" svg:y2="5.35cm" draw:start-shape="id1" draw:start-glue-point="1" draw:end-shape="id2" draw:end-glue-point="3" svg:d="M8400 3250c1200 0 400 2100 1600 2100" svg:viewBox="0 0 1601 2101">
          <text:p/>
        </draw:connector>
        <draw:connector draw:style-name="gr3" draw:text-style-name="P1" draw:layer="layout" draw:type="curve" svg:x1="5.1cm" svg:y1="6.05cm" svg:x2="10.3cm" svg:y2="3.95cm" draw:start-shape="id3" draw:start-glue-point="1" draw:end-shape="id4" draw:end-glue-point="3" svg:d="M5100 6050c3900 0 1300-2100 5200-2100" svg:viewBox="0 0 5201 2101">
          <text:p/>
        </draw:connector>
        <draw:frame draw:style-name="gr4" draw:text-style-name="P1" draw:layer="layout" svg:width="3.042cm" svg:height="1.073cm" svg:x="8.368cm" svg:y="2.306cm">
          <draw:text-box>
            <text:p text:style-name="P1">父往子发</text:p>
          </draw:text-box>
        </draw:frame>
        <draw:frame draw:style-name="gr4" draw:text-style-name="P1" draw:layer="layout" svg:width="3.042cm" svg:height="1.073cm" svg:x="7.258cm" svg:y="5.427cm">
          <draw:text-box>
            <text:p text:style-name="P1">子往父发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color="#00ccff" fo:font-size="18pt" style:font-size-asian="18pt" style:font-size-complex="18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cm" fo:margin-bottom="0.102cm" fo:margin-left="0.088cm" fo:margin-right="0.107cm" fo:page-width="17.6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22:57:37.028000000</meta:creation-date>
    <dc:date>2015-04-22T23:17:31.289000000</dc:date>
    <meta:editing-duration>PT3M1S</meta:editing-duration>
    <meta:editing-cycles>5</meta:editing-cycles>
    <meta:generator>LibreOffice/4.2.6.2$Windows_x86 LibreOffice_project/185f2ce4dcc34af9bd97dec29e6d42c39557298f</meta:generator>
    <meta:document-statistic meta:object-count="9"/>
  </office:meta>
</office:document-meta>
</file>